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4" style:family="table-cell" style:parent-style-name="Default" style:data-style-name="N38">
      <style:text-properties fo:font-size="11pt" style:font-size-asian="11pt" style:font-size-complex="11pt"/>
    </style:style>
    <style:style style:name="ce15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fo:color="#000000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5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09-05T00:00:00" table:style-name="ce10">
            <text:p>2025-09-05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9">
            <text:p>1,000.00</text:p>
          </table:table-cell>
          <table:table-cell office:value-type="float" office:value="1000" table:formula="of:=[.D11]/[.O11]" table:style-name="ce9">
            <text:p>1,0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09-19T00:00:00" table:style-name="ce10">
            <text:p>2025-09-19</text:p>
          </table:table-cell>
          <table:table-cell office:value-type="float" office:value="314" table:style-name="ce11">
            <text:p>314</text:p>
          </table:table-cell>
          <table:table-cell office:value-type="string" table:style-name="ce16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6.41" table:style-name="ce13">
            <text:p>426.41</text:p>
          </table:table-cell>
          <table:table-cell office:value-type="float" office:value="426.41" table:formula="of:=[.K13]" table:style-name="ce13">
            <text:p>426.41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89.546099999999996" table:formula="of:=[.K13]*[Sheet2.$B$9]" table:style-name="ce9">
            <text:p>89.55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09-04T00:00:00" table:style-name="ce10">
            <text:p>2025-09-04</text:p>
          </table:table-cell>
          <table:table-cell office:value-type="float" office:value="359" table:style-name="ce11">
            <text:p>359</text:p>
          </table:table-cell>
          <table:table-cell office:value-type="string" table:style-name="ce16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3">
            <text:p>1000</text:p>
          </table:table-cell>
          <table:table-cell office:value-type="float" office:value="1000" table:formula="of:=[.K15]" table:style-name="ce13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210" table:formula="of:=[.K15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09-05T00:00:00" table:style-name="ce10">
            <text:p>2025-09-05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50" table:style-name="ce12">
            <text:p>550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50" table:style-name="ce9">
            <text:p>550.00</text:p>
          </table:table-cell>
          <table:table-cell office:value-type="float" office:value="550" table:formula="of:= [.D18]" table:style-name="ce9">
            <text:p>550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115.5" table:formula="of:=[.D18]*[Sheet2.B9]" table:style-name="ce9">
            <text:p>115.50</text:p>
          </table:table-cell>
          <table:table-cell office:value-type="float" office:value="565" table:formula="of:=[.L18]+[.M18]" table:style-name="ce9">
            <text:p>565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09-05T00:00:00" table:style-name="ce10">
            <text:p>2025-09-05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600" table:style-name="ce12">
            <text:p>6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USD</text:p>
          </table:table-cell>
          <table:table-cell office:value-type="string" table:style-name="ce4">
            <text:p>CURRENCY::USD</text:p>
          </table:table-cell>
          <table:table-cell office:value-type="float" office:value="557.59" table:style-name="ce13">
            <text:p>557.59</text:p>
          </table:table-cell>
          <table:table-cell office:value-type="float" office:value="600" table:formula="of:=[.D20]" table:style-name="ce9">
            <text:p>6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.0760594702200541" table:formula="of:=([.L20]+[.N20])/([.K20]-[.M20])" table:style-name="ce14">
            <text:p>1.07606</text:p>
          </table:table-cell>
          <table:table-cell office:value-type="float" office:value="117.0939" table:formula="of:=[.K20]*[Sheet2.B9]" table:style-name="ce9">
            <text:p>117.09</text:p>
          </table:table-cell>
          <table:table-cell table:style-name="ce9"/>
          <table:table-cell table:style-name="ce2"/>
          <table:table-cell table:number-columns-repeated="16366"/>
        </table:table-row>
        <table:table-row table:number-rows-repeated="2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09-05T00:00:00" table:style-name="ce10">
            <text:p>2025-09-05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431.97" table:style-name="ce12">
            <text:p>431.97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31.97" table:style-name="ce1">
            <text:p>431.97</text:p>
          </table:table-cell>
          <table:table-cell office:value-type="float" office:value="357.00000000000006" table:formula="of:=[.K24]-[.P24]" table:style-name="ce9">
            <text:p>357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74.96999999999997" table:formula="of:=[.K24] - [.K24]/(1+[Sheet2.B9])" table:style-name="ce9">
            <text:p>74.97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09-23T00:00:00" table:style-name="ce10">
            <text:p>2025-09-23</text:p>
          </table:table-cell>
          <table:table-cell office:value-type="float" office:value="251" table:style-name="ce1">
            <text:p>251</text:p>
          </table:table-cell>
          <table:table-cell office:value-type="string" table:style-name="ce13">
            <text:p>Monthly Donation to Codeberg e.V. #251</text:p>
          </table:table-cell>
          <table:table-cell office:value-type="float" office:value="20" table:style-name="ce12">
            <text:p>2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3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4" number:min-decimal-places="4" number:min-integer-digits="1"/>
    </number:number-style>
    <number:number-style style:name="N38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Turan Furkan Topak</dc:creator>
    <meta:creation-date>2025-02-03T10:20:43Z</meta:creation-date>
    <dc:date>2025-10-04T19:37:06Z</dc:date>
    <meta:editing-cycles>43</meta:editing-cycles>
    <meta:editing-duration>PT24490S</meta:editing-duration>
  </office:meta>
</office:document-meta>
</file>